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00c1" officeooo:paragraph-rsid="000b00c1"/>
    </style:style>
    <style:style style:name="P2" style:family="paragraph" style:parent-style-name="Standard">
      <style:text-properties officeooo:rsid="000c406f" officeooo:paragraph-rsid="000c406f"/>
    </style:style>
    <style:style style:name="P3" style:family="paragraph" style:parent-style-name="Standard">
      <style:text-properties officeooo:rsid="000d7b85" officeooo:paragraph-rsid="000d7b85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b00c1" officeooo:paragraph-rsid="000b00c1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c406f" officeooo:paragraph-rsid="000c406f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d7b85" officeooo:paragraph-rsid="000d7b85"/>
    </style:style>
    <style:style style:name="T1" style:family="text">
      <style:text-properties officeooo:rsid="000b0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mplo</text:p>
      <text:p text:style-name="Standard">Desenvolver um programa que calcule o salário liquido de um professor. Para elaborar o programa,é necessário possuir alguns dados. tais romo valor da hora aula, número de horas trabalhadas no mês e percentual de desconto do INSS. Em primeiro lugar. deve-se estabelecer o seu salário broto para fazer o desconto e ter o valor do salário liquido.</text:p>
      <text:p text:style-name="Standard">Observe a descrição das etapas básicas de entendimento do problema e a representação das ações a serem efetuadas pelo programa na Figura 3.5.</text:p>
      <text:p text:style-name="Standard">Entendimento</text:p>
      <text:p text:style-name="Standard"/>
      <text:p text:style-name="Standard">Estabelecer a leitura da variável HT (horas trabalhadas no mês).</text:p>
      <text:p text:style-name="Standard">Estabelecer a leitura da variável VH (valor hora aula).</text:p>
      <text:p text:style-name="Standard">Estabelecer a leitura da variável PO (percentual de descooto).</text:p>
      <text:p text:style-name="Standard">Calcular o salário bruto (58), sendo a multiplicação das variáveis HT e VH.</text:p>
      <text:p text:style-name="Standard">Calcular o total de <text:span text:style-name="T1">desconto</text:span> (TU) com base no valor de PO dividido por 100.</text:p>
      <text:p text:style-name="Standard">Calcular o salário líquido (Sl), deduzindo o desconto do salário bruto.</text:p>
      <text:p text:style-name="P4">Apresentar os valores dos salários brulo e liquido: S8 e Sl.</text:p>
      <text:p text:style-name="P1"/>
      <text:p text:style-name="P1">Em uma eleição sindical concorreram ao cargo de presidente três candidatos (representados</text:p>
      <text:p text:style-name="P1">pelas variáveis A, B e C). Durante a apuração dos votos foram computados votos nulos e em</text:p>
      <text:p text:style-name="P1">branco, além dos votos válidos para cada cal'ldidato. Deve ser criado um programa de compu-</text:p>
      <text:p text:style-name="P1">tador que faça a leitura da quantidade de valos válidos para cada candidato. além ler lambém a</text:p>
      <text:p text:style-name="P1">quantidade de volos nulos e em branco. Ao final o programa deve apresentar o numero total de</text:p>
      <text:p text:style-name="P1">eleitores, considerando votos validos, nulos e em bral1CO;o percentual correspondente de votos</text:p>
      <text:p text:style-name="P1">válidos em relação à quantidade de eleitores; o percentual correspondente de votos válidos do</text:p>
      <text:p text:style-name="P1">cal'ldidato A em relação à quantidade de eleitores; o percentual correspondente de votos válidos</text:p>
      <text:p text:style-name="P1">do cal'ldidato B em relação à quantidade de eleitores: o percentual correspondente de votos</text:p>
      <text:p text:style-name="P1">válidos do candidato C em relação à quantidade de eleitores: o percentual correspondente de</text:p>
      <text:p text:style-name="P1">votos nulos em relação à quantidade de eleitores; e por último o percentual correspondente de</text:p>
      <text:p text:style-name="P5">votos em branco em relação à quantidade de eleitores.</text:p>
      <text:p text:style-name="P1">Elaborar um programa que leia uma medida em pés e apresente o seu valor convertido em</text:p>
      <text:p text:style-name="P5">metros, lembrando que um pé mede 0.3048 centimetros.</text:p>
      <text:p text:style-name="P1">Elaborar um programa que leia três valores para os lados de um triângulo, considerando lados como A B e C. Verificar se os lados fornecidos formam um triângulo, e se for esla condição verdadeira. deve ser indicado o tipo de triángu/(J formado: isósceles, escaleno ou equilátero. Veja o algoritmo. diagrama de blocos e a codificação em português estruturado, prestando atenção nos operadores lógiC&lt;ls. Observe a descrição das etapas básicas de entendimento do problema e a representação</text:p>
      <text:p text:style-name="P1">programa na Figura 4.28.</text:p>
      <text:p text:style-name="P1">Para estabelecer esse algoritmo é necessârio, em primeiro lugar, saber o que realmente é um triângulo. Caso não saiba, não conseguirá resolver o problema. Triângulo é uma forma geométrica (polígono) composta de três lados, e o valor de cada lado deve ser menor que a soma dos outros dois lados. Esta definição é uma regra (uma condição) e deve ser plenamente conslderada. Assim sendo, é um triângulo quando A &lt; B t C, quando B &lt; A •</text:p>
      <text:p text:style-name="P5">C e quando C &lt; A'" B, considerando como lados as variáveis A, B e C,</text:p>
      <text:p text:style-name="P1">Efetuar a leitura de três valores numéricos (representados pelas variâveis A. B e C) e processar o</text:p>
      <text:p text:style-name="P1">calculo da equação completa de segundo grau, utilizando a fórmula de Bhaskara (considerar para</text:p>
      <text:p text:style-name="P1">a solução do problema todas as possíveis condições para delta: delta &lt; O - não há solução real,</text:p>
      <text:p text:style-name="P1">delta ,. O- há duas soluções reais e diferentes e delta = O- há apenas uma solução real). lembre-</text:p>
      <text:p text:style-name="P1">-se de que é completa a equação de segundo grau que possui todos os coeficientes A. B e C</text:p>
      <text:p text:style-name="P1">diferentes de zero. O programa deve apresentar respostas para todas as condições estabelecidas</text:p>
      <text:p text:style-name="P5">para delta.</text:p>
      <text:p text:style-name="P2">Elaborar um programa que apresente os quadrados dos números inteiros existentes na faixa de</text:p>
      <text:p text:style-name="P6">valores de 15 a 200.</text:p>
      <text:p text:style-name="P3">Elaborar um programa que mostre os resultados da tabuada de um número qualquer, a qual</text:p>
      <text:p text:style-name="P7">deve ser apresentada de acordo com sua forma tradicional.</text:p>
      <text:p text:style-name="P3">Escrever um programa que apresente os valores da sequência numérica de Fibonaccí até o</text:p>
      <text:p text:style-name="P3"><text:soft-page-break/>décimo quinto termo. A sequência de Fíbonacei é formada por 0,1,1,2,3,5,8,13,21,34,55,</text:p>
      <text:p text:style-name="P3">89,144,233,377,</text:p>
      <text:p text:style-name="P3">... elc., oblendo-se o próximo lermo a partir da soma do lermo alual com o</text:p>
      <text:p text:style-name="P7">anterior sucessivamente até o infinito se a sequência não for interrompida.</text:p>
      <text:p text:style-name="P3">Escrever um programa que calcule e apresente o somatório do numero de grãos de trigo que se</text:p>
      <text:p text:style-name="P3">pode obter num tabuleiro de xadrez, obedecendo à seguinte regra: colocar um grão de trigo no</text:p>
      <text:p text:style-name="P3">primeiro quadro e nos quadros seguintes o dobro do quadro anterior. Ou seja. no primeiro</text:p>
      <text:p text:style-name="P3">quadro coloca-se um grão, no segundo quadro colocam-se dois grãos (neste momento têm-se</text:p>
      <text:p text:style-name="P3">três grãos), no terceiro quadro colocam-se quatro grãos (tendo neste momento sete grãos), no</text:p>
      <text:p text:style-name="P3">quarto quadro colocam-se oito grãos (tendo-se então 15 grãos) até atingir o sexagésimo quarto</text:p>
      <text:p text:style-name="P7">quadro</text:p>
      <text:p text:style-name="P3">Elaborar um programa que leia 15 elementos inteiros de uma matriz A do tipo vetor. Construir</text:p>
      <text:p text:style-name="P3">uma matriz B de mesmo tipo, observando a seguinte lei de formação: "todo elemento da matriz</text:p>
      <text:p text:style-name="P3">B deve ser o quadrado do elemento da matriz A correspondente". Apresentar os elementos das</text:p>
      <text:p text:style-name="P7">matrizes A e B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32:59.316265585</meta:creation-date>
    <dc:date>2018-09-18T23:54:31.366510928</dc:date>
    <meta:editing-duration>PT1H40M31S</meta:editing-duration>
    <meta:editing-cycles>1</meta:editing-cycles>
    <meta:document-statistic meta:table-count="0" meta:image-count="0" meta:object-count="0" meta:page-count="2" meta:paragraph-count="56" meta:word-count="866" meta:character-count="5182" meta:non-whitespace-character-count="4372"/>
    <meta:generator>LibreOffice/6.0.3.2$Linux_X86_64 LibreOffice_project/00m0$Build-2</meta:generator>
  </office:meta>
</office:document-meta>
</file>